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eeb8e" officeooo:paragraph-rsid="000eeb8e"/>
    </style:style>
    <style:style style:name="P2" style:family="paragraph" style:parent-style-name="Text_20_body">
      <style:text-properties officeooo:rsid="00155de2" officeooo:paragraph-rsid="00155de2"/>
    </style:style>
    <style:style style:name="P3" style:family="paragraph" style:parent-style-name="Text_20_body">
      <style:text-properties officeooo:rsid="00029354" officeooo:paragraph-rsid="00029354"/>
    </style:style>
    <style:style style:name="P4" style:family="paragraph" style:parent-style-name="Title">
      <style:text-properties officeooo:rsid="00029354" officeooo:paragraph-rsid="00029354"/>
    </style:style>
    <style:style style:name="P5" style:family="paragraph" style:parent-style-name="Text_20_body">
      <style:text-properties officeooo:rsid="0004166e" officeooo:paragraph-rsid="0004166e"/>
    </style:style>
    <style:style style:name="P6" style:family="paragraph" style:parent-style-name="Text_20_body">
      <style:text-properties officeooo:rsid="00076067" officeooo:paragraph-rsid="00076067"/>
    </style:style>
    <style:style style:name="P7" style:family="paragraph" style:parent-style-name="Text_20_body">
      <style:text-properties officeooo:rsid="00076067" officeooo:paragraph-rsid="000895ce"/>
    </style:style>
    <style:style style:name="P8" style:family="paragraph" style:parent-style-name="Text_20_body">
      <style:text-properties fo:font-style="italic" officeooo:rsid="000bd99a" officeooo:paragraph-rsid="000bd99a" style:font-style-asian="italic" style:font-style-complex="italic"/>
    </style:style>
    <style:style style:name="P9" style:family="paragraph" style:parent-style-name="Text_20_body">
      <style:text-properties fo:font-style="italic" officeooo:rsid="000cec90" officeooo:paragraph-rsid="000cec90" style:font-style-asian="italic" style:font-style-complex="italic"/>
    </style:style>
    <style:style style:name="P10" style:family="paragraph" style:parent-style-name="Text_20_body">
      <style:text-properties officeooo:rsid="000936c1" officeooo:paragraph-rsid="000936c1"/>
    </style:style>
    <style:style style:name="P11" style:family="paragraph" style:parent-style-name="Text_20_body">
      <style:text-properties officeooo:rsid="0009e3d2" officeooo:paragraph-rsid="000bd99a"/>
    </style:style>
    <style:style style:name="P12" style:family="paragraph" style:parent-style-name="Text_20_body">
      <style:text-properties officeooo:rsid="000bd99a" officeooo:paragraph-rsid="000bd99a"/>
    </style:style>
    <style:style style:name="P13" style:family="paragraph" style:parent-style-name="Text_20_body">
      <style:text-properties officeooo:paragraph-rsid="0012d253"/>
    </style:style>
    <style:style style:name="P14" style:family="paragraph" style:parent-style-name="Text_20_body">
      <style:text-properties officeooo:rsid="0013f170" officeooo:paragraph-rsid="0013f170"/>
    </style:style>
    <style:style style:name="P15" style:family="paragraph" style:parent-style-name="Text_20_body">
      <style:text-properties officeooo:rsid="0015f5b8" officeooo:paragraph-rsid="0015f5b8"/>
    </style:style>
    <style:style style:name="P16" style:family="paragraph" style:parent-style-name="Text_20_body">
      <style:text-properties style:font-name="Liberation Serif" fo:font-style="normal" officeooo:rsid="00076067" officeooo:paragraph-rsid="000bd99a" style:font-style-asian="normal" style:font-style-complex="normal"/>
    </style:style>
    <style:style style:name="P17" style:family="paragraph" style:parent-style-name="Text_20_body">
      <style:text-properties style:font-name="Liberation Serif" fo:font-style="normal" officeooo:rsid="000bd99a" officeooo:paragraph-rsid="000bd99a" style:font-style-asian="normal" style:font-style-complex="normal"/>
    </style:style>
    <style:style style:name="P18" style:family="paragraph" style:parent-style-name="Text_20_body">
      <style:text-properties style:font-name="Liberation Serif" fo:font-style="normal" officeooo:rsid="00222a54" officeooo:paragraph-rsid="00222a54" style:font-name-asian="NSimSun1" style:font-style-asian="normal" style:font-name-complex="Arial1" style:font-style-complex="normal"/>
    </style:style>
    <style:style style:name="P19" style:family="paragraph" style:parent-style-name="Text_20_body">
      <style:text-properties style:font-name="Liberation Serif" fo:font-style="normal" officeooo:rsid="0023519e" officeooo:paragraph-rsid="0023519e" style:font-name-asian="NSimSun1" style:font-style-asian="normal" style:font-name-complex="Arial1" style:font-style-complex="normal"/>
    </style:style>
    <style:style style:name="P20" style:family="paragraph" style:parent-style-name="Text_20_body">
      <style:text-properties style:font-name="Liberation Serif" fo:font-style="normal" officeooo:rsid="00240245" officeooo:paragraph-rsid="00240245" style:font-name-asian="NSimSun1" style:font-style-asian="normal" style:font-name-complex="Arial1" style:font-style-complex="normal"/>
    </style:style>
    <style:style style:name="P21" style:family="paragraph" style:parent-style-name="Text_20_body">
      <style:text-properties style:font-name="Liberation Serif" fo:font-style="normal" officeooo:rsid="00258faa" officeooo:paragraph-rsid="00258faa" style:font-name-asian="NSimSun1" style:font-style-asian="normal" style:font-name-complex="Arial1" style:font-style-complex="normal"/>
    </style:style>
    <style:style style:name="P22" style:family="paragraph" style:parent-style-name="Text_20_body">
      <style:text-properties style:font-name="Liberation Serif" fo:font-style="normal" officeooo:rsid="0025cd93" officeooo:paragraph-rsid="0025cd93" style:font-name-asian="NSimSun1" style:font-style-asian="normal" style:font-name-complex="Arial1" style:font-style-complex="normal"/>
    </style:style>
    <style:style style:name="P23" style:family="paragraph" style:parent-style-name="Text_20_body">
      <style:text-properties style:font-name="Liberation Serif" fo:font-style="normal" officeooo:rsid="0027643e" officeooo:paragraph-rsid="0027643e" style:font-name-asian="NSimSun1" style:font-style-asian="normal" style:font-name-complex="Arial1" style:font-style-complex="normal"/>
    </style:style>
    <style:style style:name="P24" style:family="paragraph" style:parent-style-name="Text_20_body">
      <style:text-properties style:font-name="Liberation Serif" fo:font-style="normal" officeooo:rsid="0029154f" officeooo:paragraph-rsid="0029154f" style:font-name-asian="NSimSun1" style:font-style-asian="normal" style:font-name-complex="Arial1" style:font-style-complex="normal"/>
    </style:style>
    <style:style style:name="P25" style:family="paragraph" style:parent-style-name="Text_20_body">
      <style:text-properties style:font-name="Liberation Serif" fo:font-style="normal" officeooo:rsid="002f887c" officeooo:paragraph-rsid="002f887c" style:font-name-asian="NSimSun1" style:font-style-asian="normal" style:font-name-complex="Arial1" style:font-style-complex="normal"/>
    </style:style>
    <style:style style:name="P26" style:family="paragraph" style:parent-style-name="Text_20_body">
      <style:text-properties officeooo:rsid="0018dbe2" officeooo:paragraph-rsid="0018dbe2"/>
    </style:style>
    <style:style style:name="P27" style:family="paragraph" style:parent-style-name="Text_20_body">
      <style:text-properties officeooo:rsid="0019ec3e" officeooo:paragraph-rsid="0019ec3e"/>
    </style:style>
    <style:style style:name="P28" style:family="paragraph" style:parent-style-name="Text_20_body">
      <style:text-properties officeooo:paragraph-rsid="0019ec3e"/>
    </style:style>
    <style:style style:name="P29" style:family="paragraph" style:parent-style-name="Text_20_body">
      <style:text-properties officeooo:rsid="001b673d" officeooo:paragraph-rsid="001b673d"/>
    </style:style>
    <style:style style:name="P30" style:family="paragraph" style:parent-style-name="Text_20_body">
      <style:text-properties officeooo:rsid="001f2470" officeooo:paragraph-rsid="001f2470"/>
    </style:style>
    <style:style style:name="P31" style:family="paragraph" style:parent-style-name="Text_20_body">
      <style:text-properties officeooo:rsid="001f2470" officeooo:paragraph-rsid="00201f9e"/>
    </style:style>
    <style:style style:name="P32" style:family="paragraph" style:parent-style-name="Text_20_body">
      <style:text-properties officeooo:rsid="00201f9e" officeooo:paragraph-rsid="00201f9e"/>
    </style:style>
    <style:style style:name="P33" style:family="paragraph" style:parent-style-name="Text_20_body">
      <style:text-properties officeooo:rsid="0021ed35" officeooo:paragraph-rsid="0021ed35"/>
    </style:style>
    <style:style style:name="P34" style:family="paragraph" style:parent-style-name="Text_20_body">
      <style:paragraph-properties fo:text-align="start" style:justify-single-word="false"/>
      <style:text-properties officeooo:rsid="00222a54" officeooo:paragraph-rsid="00222a54"/>
    </style:style>
    <style:style style:name="P35" style:family="paragraph" style:parent-style-name="Text_20_body">
      <style:text-properties officeooo:rsid="002de668" officeooo:paragraph-rsid="002de668"/>
    </style:style>
    <style:style style:name="P36" style:family="paragraph" style:parent-style-name="Text_20_body">
      <style:text-properties officeooo:rsid="002f7333" officeooo:paragraph-rsid="002f7333"/>
    </style:style>
    <style:style style:name="P37" style:family="paragraph" style:parent-style-name="Text_20_body">
      <style:text-properties style:font-name="Liberation Serif1" officeooo:rsid="002de668" officeooo:paragraph-rsid="002de668"/>
    </style:style>
    <style:style style:name="P38" style:family="paragraph" style:parent-style-name="Text_20_body">
      <style:text-properties officeooo:rsid="0032ed9a" officeooo:paragraph-rsid="0032ed9a"/>
    </style:style>
    <style:style style:name="P39" style:family="paragraph" style:parent-style-name="Text_20_body">
      <style:text-properties officeooo:rsid="00333882" officeooo:paragraph-rsid="00333882"/>
    </style:style>
    <style:style style:name="P40" style:family="paragraph" style:parent-style-name="Heading_20_1">
      <style:text-properties officeooo:rsid="00065ff3" officeooo:paragraph-rsid="00065ff3"/>
    </style:style>
    <style:style style:name="P41" style:family="paragraph" style:parent-style-name="Heading_20_1">
      <style:text-properties officeooo:rsid="000eeb8e" officeooo:paragraph-rsid="000eeb8e"/>
    </style:style>
    <style:style style:name="P42" style:family="paragraph" style:parent-style-name="Heading_20_1">
      <style:text-properties officeooo:rsid="0012d253" officeooo:paragraph-rsid="0012d253"/>
    </style:style>
    <style:style style:name="P43" style:family="paragraph" style:parent-style-name="Heading_20_1">
      <style:text-properties officeooo:rsid="0015f5b8" officeooo:paragraph-rsid="0015f5b8"/>
    </style:style>
    <style:style style:name="P44" style:family="paragraph" style:parent-style-name="Heading_20_1">
      <style:text-properties officeooo:rsid="00155de2" officeooo:paragraph-rsid="00155de2"/>
    </style:style>
    <style:style style:name="P45" style:family="paragraph" style:parent-style-name="Heading_20_1">
      <style:text-properties officeooo:rsid="00194a00" officeooo:paragraph-rsid="00194a00"/>
    </style:style>
    <style:style style:name="P46" style:family="paragraph" style:parent-style-name="Heading_20_1">
      <style:text-properties officeooo:rsid="0019ec3e" officeooo:paragraph-rsid="0019ec3e"/>
    </style:style>
    <style:style style:name="P47" style:family="paragraph" style:parent-style-name="Heading_20_1">
      <style:text-properties officeooo:rsid="001f2470" officeooo:paragraph-rsid="001f2470"/>
    </style:style>
    <style:style style:name="P48" style:family="paragraph" style:parent-style-name="Heading_20_1">
      <style:text-properties officeooo:rsid="0021ed35" officeooo:paragraph-rsid="0021ed35"/>
    </style:style>
    <style:style style:name="P49" style:family="paragraph" style:parent-style-name="Heading_20_1">
      <style:text-properties officeooo:rsid="002ab621" officeooo:paragraph-rsid="002ab621"/>
    </style:style>
    <style:style style:name="P50" style:family="paragraph" style:parent-style-name="Heading_20_1">
      <style:text-properties officeooo:rsid="002de668" officeooo:paragraph-rsid="002de668"/>
    </style:style>
    <style:style style:name="P51" style:family="paragraph" style:parent-style-name="Heading_20_1">
      <style:text-properties officeooo:rsid="002f7333" officeooo:paragraph-rsid="002f7333"/>
    </style:style>
    <style:style style:name="P52" style:family="paragraph" style:parent-style-name="Heading_20_1">
      <style:text-properties officeooo:rsid="00353322" officeooo:paragraph-rsid="00353322"/>
    </style:style>
    <style:style style:name="P53" style:family="paragraph" style:parent-style-name="Heading_20_2">
      <style:text-properties officeooo:rsid="002de668" officeooo:paragraph-rsid="002de668"/>
    </style:style>
    <style:style style:name="P54" style:family="paragraph" style:parent-style-name="Preformatted_20_Text">
      <style:text-properties officeooo:rsid="00353322" officeooo:paragraph-rsid="00353322"/>
    </style:style>
    <style:style style:name="P55" style:family="paragraph" style:parent-style-name="Text_20_body" style:list-style-name="L1">
      <style:text-properties officeooo:rsid="00029354" officeooo:paragraph-rsid="00029354"/>
    </style:style>
    <style:style style:name="P56" style:family="paragraph" style:parent-style-name="Text_20_body" style:list-style-name="L2">
      <style:text-properties officeooo:rsid="00029354" officeooo:paragraph-rsid="00029354"/>
    </style:style>
    <style:style style:name="P57" style:family="paragraph" style:parent-style-name="Text_20_body" style:list-style-name="L2">
      <style:text-properties officeooo:rsid="0004166e" officeooo:paragraph-rsid="0004166e"/>
    </style:style>
    <style:style style:name="P58" style:family="paragraph" style:parent-style-name="Text_20_body" style:list-style-name="L2">
      <style:text-properties fo:font-style="italic" officeooo:rsid="00076067" officeooo:paragraph-rsid="00076067" style:font-style-asian="italic" style:font-style-complex="italic"/>
    </style:style>
    <style:style style:name="P59" style:family="paragraph" style:parent-style-name="Text_20_body" style:list-style-name="L3">
      <style:text-properties fo:font-style="italic" officeooo:rsid="00196b50" officeooo:paragraph-rsid="00196b50" style:font-style-asian="italic" style:font-style-complex="italic"/>
    </style:style>
    <style:style style:name="P60" style:family="paragraph" style:parent-style-name="Text_20_body" style:list-style-name="L3">
      <style:text-properties officeooo:paragraph-rsid="00194a00"/>
    </style:style>
    <style:style style:name="P61" style:family="paragraph" style:parent-style-name="Text_20_body" style:list-style-name="L3">
      <style:text-properties officeooo:rsid="00194a00" officeooo:paragraph-rsid="00194a00"/>
    </style:style>
    <style:style style:name="P62" style:family="paragraph" style:parent-style-name="Text_20_body" style:list-style-name="L4">
      <style:text-properties style:font-name="Liberation Serif" fo:font-style="normal" officeooo:rsid="00222a54" officeooo:paragraph-rsid="00222a54" style:font-name-asian="NSimSun1" style:font-style-asian="normal" style:font-name-complex="Arial1" style:font-style-complex="normal"/>
    </style:style>
    <style:style style:name="P63" style:family="paragraph" style:parent-style-name="Text_20_body" style:list-style-name="L4">
      <style:text-properties officeooo:rsid="00222a54" officeooo:paragraph-rsid="00222a54"/>
    </style:style>
    <style:style style:name="P64" style:family="paragraph" style:parent-style-name="Text_20_body" style:list-style-name="L5">
      <style:text-properties officeooo:rsid="002ab621" officeooo:paragraph-rsid="002ab621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tyle="italic" officeooo:rsid="00029354" style:font-style-asian="italic" style:font-style-complex="italic"/>
    </style:style>
    <style:style style:name="T4" style:family="text">
      <style:text-properties style:font-name="Liberation Serif" fo:font-style="italic" style:font-name-asian="NSimSun1" style:font-style-asian="italic" style:font-name-complex="Arial1" style:font-style-complex="italic"/>
    </style:style>
    <style:style style:name="T5" style:family="text">
      <style:text-properties style:font-name="Liberation Serif" fo:font-style="normal" style:font-style-asian="normal" style:font-style-complex="normal"/>
    </style:style>
    <style:style style:name="T6" style:family="text">
      <style:text-properties style:font-name="Liberation Serif" fo:font-style="normal" officeooo:rsid="00076067" style:font-style-asian="normal" style:font-style-complex="normal"/>
    </style:style>
    <style:style style:name="T7" style:family="text">
      <style:text-properties style:font-name="Liberation Serif" fo:font-style="normal" style:font-name-asian="NSimSun1" style:font-style-asian="normal" style:font-name-complex="Arial1" style:font-style-complex="normal"/>
    </style:style>
    <style:style style:name="T8" style:family="text">
      <style:text-properties style:font-name="Liberation Serif" fo:font-style="normal" officeooo:rsid="00201f9e" style:font-name-asian="NSimSun1" style:font-style-asian="normal" style:font-name-complex="Arial1" style:font-style-complex="normal"/>
    </style:style>
    <style:style style:name="T9" style:family="text">
      <style:text-properties style:font-name="Liberation Serif" style:text-underline-style="solid" style:text-underline-width="auto" style:text-underline-color="font-color" officeooo:rsid="0018dbe2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1" fo:font-style="normal" style:font-style-asian="normal" style:font-style-complex="normal"/>
    </style:style>
    <style:style style:name="T12" style:family="text">
      <style:text-properties style:font-name="Liberation Serif1" fo:font-style="normal" officeooo:rsid="00201f9e" style:font-style-asian="normal" style:font-style-complex="normal"/>
    </style:style>
    <style:style style:name="T13" style:family="text">
      <style:text-properties style:font-name="Liberation Serif1" fo:font-style="italic" style:font-style-asian="italic" style:font-style-complex="italic"/>
    </style:style>
    <style:style style:name="T14" style:family="text">
      <style:text-properties style:font-name="Liberation Serif1" fo:font-style="italic" officeooo:rsid="00201f9e" style:font-style-asian="italic" style:font-style-complex="italic"/>
    </style:style>
    <style:style style:name="T15" style:family="text">
      <style:text-properties style:font-name="Liberation Serif1" fo:font-style="italic" officeooo:rsid="00211fc4" style:font-style-asian="italic" style:font-style-complex="italic"/>
    </style:style>
    <style:style style:name="T16" style:family="text">
      <style:text-properties style:text-position="sub 58%" style:font-name="Liberation Serif" fo:font-style="italic" style:font-style-asian="italic" style:font-style-complex="italic"/>
    </style:style>
    <style:style style:name="T17" style:family="text">
      <style:text-properties style:text-position="sub 58%" style:font-name="Liberation Serif" fo:font-style="italic" officeooo:rsid="00029354" style:font-style-asian="italic" style:font-style-complex="italic"/>
    </style:style>
    <style:style style:name="T18" style:family="text">
      <style:text-properties style:text-position="sub 58%" style:font-name="Liberation Serif" fo:font-style="italic" officeooo:rsid="0004166e" style:font-style-asian="italic" style:font-style-complex="italic"/>
    </style:style>
    <style:style style:name="T19" style:family="text">
      <style:text-properties style:text-position="sub 58%" style:font-name="Liberation Serif1" fo:font-style="italic" officeooo:rsid="00211fc4" style:font-style-asian="italic" style:font-style-complex="italic"/>
    </style:style>
    <style:style style:name="T20" style:family="text">
      <style:text-properties style:text-position="0% 100%" style:font-name="Liberation Serif"/>
    </style:style>
    <style:style style:name="T21" style:family="text">
      <style:text-properties style:text-position="0% 100%" style:font-name="Liberation Serif" fo:font-style="italic" style:font-style-asian="italic" style:font-style-complex="italic"/>
    </style:style>
    <style:style style:name="T22" style:family="text">
      <style:text-properties style:text-position="0% 100%" style:font-name="Liberation Serif" fo:font-style="italic" officeooo:rsid="0004166e" style:font-style-asian="italic" style:font-style-complex="italic"/>
    </style:style>
    <style:style style:name="T23" style:family="text">
      <style:text-properties style:text-position="0% 100%" officeooo:rsid="000895ce"/>
    </style:style>
    <style:style style:name="T24" style:family="text">
      <style:text-properties style:text-position="0% 100%" officeooo:rsid="00194a00"/>
    </style:style>
    <style:style style:name="T25" style:family="text">
      <style:text-properties style:text-position="0% 100%" officeooo:rsid="00196b50"/>
    </style:style>
    <style:style style:name="T26" style:family="text">
      <style:text-properties style:text-position="0% 100%" style:font-name="Liberation Serif1" fo:font-style="italic" officeooo:rsid="00211fc4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officeooo:rsid="000895ce"/>
    </style:style>
    <style:style style:name="T30" style:family="text">
      <style:text-properties style:text-position="super 58%" officeooo:rsid="000895ce"/>
    </style:style>
    <style:style style:name="T31" style:family="text">
      <style:text-properties style:text-position="super 58%" officeooo:rsid="00194a00"/>
    </style:style>
    <style:style style:name="T32" style:family="text">
      <style:text-properties officeooo:rsid="0009e3d2"/>
    </style:style>
    <style:style style:name="T33" style:family="text">
      <style:text-properties officeooo:rsid="0013f170"/>
    </style:style>
    <style:style style:name="T34" style:family="text">
      <style:text-properties officeooo:rsid="0018ff5e"/>
    </style:style>
    <style:style style:name="T35" style:family="text">
      <style:text-properties officeooo:rsid="00194a00"/>
    </style:style>
    <style:style style:name="T36" style:family="text">
      <style:text-properties officeooo:rsid="0019ec3e"/>
    </style:style>
    <style:style style:name="T37" style:family="text">
      <style:text-properties fo:font-variant="normal" fo:text-transform="none" fo:color="#1155cc" loext:opacity="100%" style:font-name="Arial2" fo:font-size="12pt" fo:letter-spacing="normal" fo:font-style="normal" fo:font-weight="normal"/>
    </style:style>
    <style:style style:name="T38" style:family="text">
      <style:text-properties officeooo:rsid="001b673d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officeooo:rsid="00231139"/>
    </style:style>
    <style:style style:name="T41" style:family="text">
      <style:text-properties officeooo:rsid="0023422a"/>
    </style:style>
    <style:style style:name="T42" style:family="text">
      <style:text-properties officeooo:rsid="00076067"/>
    </style:style>
    <style:style style:name="T43" style:family="text">
      <style:text-properties style:text-line-through-style="none" style:text-line-through-type="none"/>
    </style:style>
    <style:style style:name="T44" style:family="text">
      <style:text-properties officeooo:rsid="0025cd93"/>
    </style:style>
    <style:style style:name="T45" style:family="text">
      <style:text-properties officeooo:rsid="002833b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on Phase calculation</text:p>
      <text:h text:style-name="P40" text:outline-level="1">Formulae</text:h>
      <text:p text:style-name="P3">(1) <draw:frame draw:style-name="fr1" draw:name="Object3" text:anchor-type="as-char" svg:y="-0.619cm" svg:width="2.103cm" svg:height="0.998cm" draw:z-index="0"><draw:object xlink:href="./Object 3" xlink:type="simple" xlink:show="embed" xlink:actuate="onLoad"/><draw:image xlink:href="./ObjectReplacements/Object 3" xlink:type="simple" xlink:show="embed" xlink:actuate="onLoad"/></draw:frame><text:s/>where</text:p>
      <text:list xml:id="list3762064754" text:style-name="L1">
        <text:list-item>
          <text:p text:style-name="P55"><text:span text:style-name="T27">k</text:span> is moon’s phase</text:p>
        </text:list-item>
        <text:list-item>
          <text:p text:style-name="P55"><text:span text:style-name="T27">i</text:span> is selenocentric elongation of the earth from the Sun</text:p>
        </text:list-item>
      </text:list>
      <text:p text:style-name="P3"><text:span text:style-name="T27">i</text:span> can be calculated from –</text:p>
      <text:p text:style-name="P3">(2)<draw:frame draw:style-name="fr1" draw:name="Object1" text:anchor-type="as-char" svg:y="-0.386cm" svg:width="4.433cm" svg:height="0.54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or <draw:frame draw:style-name="fr1" draw:name="Object4" text:anchor-type="as-char" svg:y="-0.386cm" svg:width="7.537cm" svg:height="0.5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(3)<draw:frame draw:style-name="fr1" draw:name="Object2" text:anchor-type="as-char" svg:y="-0.635cm" svg:width="3.26cm" svg:height="1.028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 where</text:p>
      <text:list xml:id="list818698914" text:style-name="L2">
        <text:list-item>
          <text:p text:style-name="P56"><text:span text:style-name="T2">β</text:span><text:span text:style-name="T1"> is the moon’s geocentric latitude</text:span></text:p>
        </text:list-item>
        <text:list-item>
          <text:p text:style-name="P56"><text:span text:style-name="T2">λ</text:span><text:span text:style-name="T1"> is the geocentric longitude of the moon</text:span></text:p>
        </text:list-item>
        <text:list-item>
          <text:p text:style-name="P56"><text:span text:style-name="T2">λ</text:span><text:span text:style-name="T16">0</text:span><text:span text:style-name="T20"> is the geocentric longitude of the sun</text:span></text:p>
        </text:list-item>
        <text:list-item>
          <text:p text:style-name="P57"><text:span text:style-name="T21">α, δ</text:span><text:span text:style-name="T20"> are the geocentric right ascension and declination of the moon</text:span></text:p>
        </text:list-item>
        <text:list-item>
          <text:p text:style-name="P57"><text:span text:style-name="T21">α</text:span><text:span text:style-name="T16">0</text:span><text:span text:style-name="T21">, δ</text:span><text:span text:style-name="T16">0</text:span><text:span text:style-name="T20"> are the geocentric right ascension and declination of the Sun</text:span></text:p>
        </text:list-item>
        <text:list-item>
          <text:p text:style-name="P56"><text:span text:style-name="T2">ψ</text:span><text:span text:style-name="T10"> is the geocentric elongation of the moon from the Sun</text:span></text:p>
        </text:list-item>
        <text:list-item>
          <text:p text:style-name="P58"><text:span text:style-name="T10">R</text:span><text:span text:style-name="T11"> is the distance from the Sun to the Earth</text:span></text:p>
        </text:list-item>
        <text:list-item>
          <text:p text:style-name="P58"><text:span text:style-name="T1">Δ</text:span><text:span text:style-name="T5"> is the distance from the Earth to the Moon</text:span></text:p>
        </text:list-item>
      </text:list>
      <text:p text:style-name="P5"><text:span text:style-name="T27">i</text:span> should also be calculable through the cosine rule</text:p>
      <text:p text:style-name="P5">(4) <draw:frame draw:style-name="fr1" draw:name="Object5" text:anchor-type="as-char" svg:y="-0.681cm" svg:width="3.267cm" svg:height="1.058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P40" text:outline-level="1">Worked Example</text:h>
      <text:p text:style-name="P6">Date is 2022/06/21 00:00 TT (JD 2459751.5)</text:p>
      <text:p text:style-name="P6">Sun<text:tab/><text:span text:style-name="T3">λ</text:span><text:span text:style-name="T17">0 </text:span><text:span text:style-name="T21">= </text:span>89<text:span text:style-name="T1">°</text:span> 38’ 08.84”<text:tab/><text:span text:style-name="T3">β</text:span><text:span text:style-name="T16">0</text:span><text:span text:style-name="T21"> = </text:span>- 0<text:span text:style-name="T1">°</text:span> 00’ 00.26”<text:tab/>R = 1.01620247 au <text:span text:style-name="T32">(1.016202525???)</text:span></text:p>
      <text:p text:style-name="P7"><text:tab/><text:span text:style-name="T22">α</text:span><text:span text:style-name="T18">0 </text:span><text:span text:style-name="T29">= </text:span>5<text:span text:style-name="T30">h</text:span> 58<text:span text:style-name="T30">m</text:span> 24.730<text:span text:style-name="T30">s</text:span><text:span text:style-name="T23"><text:tab/></text:span><text:span text:style-name="T22">δ</text:span><text:span text:style-name="T18">0 </text:span><text:span text:style-name="T23">= </text:span>+23<text:span text:style-name="T1">°</text:span> 26’ <text:span text:style-name="T29">0</text:span>8.81”<text:tab/><text:span text:style-name="T32">(mean equinox of date)</text:span></text:p>
      <text:p text:style-name="P7"><text:tab/><text:span text:style-name="T29">X = 0.011926919</text:span> <text:span text:style-name="T29">au</text:span><text:tab/><text:span text:style-name="T29">Y = 0.932304591</text:span> <text:span text:style-name="T29">au</text:span><text:tab/><text:span text:style-name="T29">Z = 0.404145358</text:span> <text:span text:style-name="T29">au<text:tab/></text:span><text:span text:style-name="T32">(mean J2000 astrometric)</text:span></text:p>
      <text:p text:style-name="P6">Moon<text:tab/><text:span text:style-name="T3">λ</text:span><text:span text:style-name="T17"> </text:span><text:span text:style-name="T21">= </text:span>357<text:span text:style-name="T1">°</text:span> 59’ 50.45”<text:tab/><text:span text:style-name="T3">β</text:span><text:span text:style-name="T16"> </text:span>= - 4<text:span text:style-name="T1">°</text:span> 12’ 09.34”<text:tab/><text:span text:style-name="T2">Δ </text:span>= 0.38207127 Gm</text:p>
      <text:p text:style-name="P7"><text:tab/><text:span text:style-name="T22">α </text:span><text:span text:style-name="T29">= </text:span>23<text:span text:style-name="T30">h</text:span> 59<text:span text:style-name="T30">m</text:span> 20.961<text:span text:style-name="T30">s</text:span><text:span text:style-name="T23"><text:tab/></text:span><text:span text:style-name="T22">δ </text:span><text:span text:style-name="T23">= </text:span>- 4<text:span text:style-name="T1">°</text:span> 39’ <text:span text:style-name="T29">0</text:span>6.32”</text:p>
      <text:p text:style-name="P7"><text:tab/><text:span text:style-name="T29">X = 0.380694993Gm</text:span><text:tab/><text:span text:style-name="T29">Y =-0.002993666Gm</text:span><text:tab/><text:span text:style-name="T29">Z = -0.031816697Gm</text:span></text:p>
      <text:p text:style-name="P10">Using (2b) and (3), I get <text:span text:style-name="T27">i</text:span><text:span text:style-name="T28"> = 88.22203853932137</text:span><text:span text:style-name="T6">°</text:span></text:p>
      <text:p text:style-name="P11"><text:soft-page-break/><text:span text:style-name="T6">U</text:span><text:span text:style-name="T5">sing (4), I get 88.21633639415072</text:span><text:span text:style-name="T6">°</text:span></text:p>
      <text:p text:style-name="P16"/>
      <text:p text:style-name="P12"><text:span text:style-name="T6">G</text:span><text:span text:style-name="T5">oing with apparent equatorial coordinates -</text:span></text:p>
      <text:p text:style-name="P17">Sun <text:s text:c="8"/>5 58 23.792 <text:s text:c="2"/>+23 26 14.21 <text:s text:c="4"/>1.01620247 </text:p>
      <text:p text:style-name="P17">Moon <text:s text:c="6"/>23 59 20.202 <text:s text:c="2"/>- 4 39 11.46 <text:s text:c="4"/>0.38207127Gm </text:p>
      <text:p text:style-name="P8"><text:span text:style-name="T1">i</text:span><text:span text:style-name="T5"> = 88.22204007838070</text:span><text:span text:style-name="T6">°</text:span></text:p>
      <text:p text:style-name="P16"/>
      <text:p text:style-name="P9"><text:span text:style-name="T6">O</text:span><text:span text:style-name="T5">K – formula (3) </text:span><text:span text:style-name="T1">assumes the sun’s rays towards the moon are parallel to those towards the Earth. </text:span><text:span text:style-name="T9">OR DOES IT?</text:span></text:p>
      <text:h text:style-name="P41" text:outline-level="1">An actual first quarter</text:h>
      <text:p text:style-name="P1">2022 Jan 11 18:12:21 TT (about 18:11 GMT)</text:p>
      <text:p text:style-name="P1">Mean equinox of date, corrected for light-time</text:p>
      <text:p text:style-name="P1">Sun<text:tab/>0.327734538 <text:s text:c="2"/>-0.850687340 <text:s text:c="2"/>-0.368770899</text:p>
      <text:p text:style-name="P1">Moon<text:tab/>0.371268987 <text:s text:c="3"/>0.129648381 <text:s text:c="3"/>0.030760710</text:p>
      <text:p text:style-name="P1">acos(dot(s-m,m)/norm(s-m)/norm(m)) = 1.570683470304100 = 89.99353379938673</text:p>
      <text:p text:style-name="P1">Corrected for light-time and aberration -</text:p>
      <text:p text:style-name="P1">0.327640814 <text:s text:c="2"/>-0.850717642 <text:s text:c="2"/>-0.368784037</text:p>
      <text:p text:style-name="P1">0.371231397 <text:s text:c="3"/>0.129636228 <text:s text:c="3"/>0.030755441</text:p>
      <text:p text:style-name="P1">acos(dot(s-m,m)/norm(s-m)/norm(m))*180/pi <text:s/>= 89.99931839694543</text:p>
      <text:h text:style-name="P42" text:outline-level="1">A last quarter</text:h>
      <text:p text:style-name="P13">2022/01/25: 13:42:24 <text:span text:style-name="T33">TT (~13:41 UT)</text:span></text:p>
      <text:p text:style-name="P14">Mean equinox of date, corrected for light time and aberration</text:p>
      <text:p text:style-name="P13">Sun <text:s text:c="10"/>0.572499102 <text:s text:c="2"/>-0.734847546 <text:s text:c="2"/>-0.318551621</text:p>
      <text:p text:style-name="P13">Moon <text:s text:c="2"/>Gm <text:s text:c="3"/>-0.304634313 <text:s text:c="2"/>-0.205117033 <text:s text:c="2"/>-0.074372989</text:p>
      <text:p text:style-name="P13"><text:tab/><text:tab/><text:tab/>90.14289715997720</text:p>
      <text:p text:style-name="P26">That’s also (decimal degrees – RA, dec, dist) </text:p>
      <text:p text:style-name="P26">Sun <text:s text:c="8"/>307.9211558 <text:s/>-18.8788649 <text:s text:c="6"/>0.98449609</text:p>
      <text:p text:style-name="P26">Moon <text:s text:c="7"/>213.9532560 <text:s/>-11.4482219 <text:s text:c="6"/>0.37470837Gm</text:p>
      <text:p text:style-name="P26">which gives<text:tab/><text:tab/>89.85710295734980 <text:span text:style-name="T34">(0.0004 arcsec diff to previous after quadrant!)</text:span></text:p>
      <text:p text:style-name="P26">NO WONDER I GOT DISCONTINUITIES!</text:p>
      <text:p text:style-name="P26"/>
      <text:p text:style-name="P14"><text:soft-page-break/>Just light time</text:p>
      <text:p text:style-name="P14">Sun <text:s text:c="10"/>0.572580309 <text:s text:c="2"/>-0.734794977 <text:s text:c="2"/>-0.318528837</text:p>
      <text:p text:style-name="P14">Moon <text:s text:c="2"/>Gm <text:s text:c="3"/>-0.304603405 <text:s text:c="2"/>-0.205097025 <text:s text:c="2"/>-0.074364317</text:p>
      <text:p text:style-name="P14"><text:tab/>ans = 90.14862657710437</text:p>
      <text:h text:style-name="P53" text:outline-level="2">Checking Meeus’ formula</text:h>
      <text:p text:style-name="P35">I get 89.85710295734982 – almost identical!</text:p>
      <text:h text:style-name="P43" text:outline-level="1">BIG PROBLEM</text:h>
      <text:p text:style-name="P15">Using (4) seems to be leading to discontinuities, probably because of the resolution of inverse cos at certain angles. One such discontinuity was found between <text:span text:style-name="T27">t = 78.625d</text:span><text:span text:style-name="T28"> and </text:span><text:span text:style-name="T27">t = 78.75d</text:span></text:p>
      <text:h text:style-name="P44" text:outline-level="1">Jacobians</text:h>
      <text:p text:style-name="P2"><draw:frame draw:style-name="fr1" draw:name="Object6" text:anchor-type="as-char" svg:y="-0.386cm" svg:width="4.962cm" svg:height="0.5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<draw:frame draw:style-name="fr1" draw:name="Object7" text:anchor-type="as-char" svg:y="-0.386cm" svg:width="10.01cm" svg:height="0.54cm" draw:z-index="6"><draw:object xlink:href="./Object 7" xlink:type="simple" xlink:show="embed" xlink:actuate="onLoad"/><draw:image xlink:href="./ObjectReplacements/Object 7" xlink:type="simple" xlink:show="embed" xlink:actuate="onLoad"/></draw:frame></text:p>
      <text:h text:style-name="P45" text:outline-level="1">Method</text:h>
      <text:list xml:id="list1656003730" text:style-name="L3">
        <text:list-item>
          <text:p text:style-name="P60"><text:span text:style-name="T35">Take a big set of moon and sun ra, dec and dist data from Solex, using Precession, Aberration, Light-Time and Decimal Units. Run from 1970/1/1 with step size 3h for 2</text:span><text:span text:style-name="T31">19</text:span><text:span text:style-name="T24"> steps (524288 </text:span><text:span text:style-name="T25">steps)</text:span></text:p>
        </text:list-item>
        <text:list-item>
          <text:p text:style-name="P61">Apply formulae (2) and (3) to get i</text:p>
        </text:list-item>
        <text:list-item>
          <text:p text:style-name="P59">then<text:span text:style-name="T28"> feed it all into </text:span>phase2.m</text:p>
        </text:list-item>
      </text:list>
      <text:p text:style-name="Horizontal_20_Line"/>
      <text:h text:style-name="P46" text:outline-level="1">Start over</text:h>
      <text:p text:style-name="P28"><text:span text:style-name="T36">A great find in - </text:span><text:a xlink:type="simple" xlink:href="https://ytliu0.github.io/ChineseCalendar/docs/sunMoon.pdf" office:target-frame-name="_blank" xlink:show="new" text:style-name="Internet_20_link" text:visited-style-name="Visited_20_Internet_20_Link"><text:span text:style-name="T37">https://ytliu0.github.io/ChineseCalendar/docs/sunMoon.pdf</text:span></text:a> </text:p>
      <text:p text:style-name="P27">Page 24 - new moon at 2018 Jan 17 02:18:23.378</text:p>
      <text:p text:style-name="P27">Nutation isn’t making a difference. Neither is aberration. Precession and light time are the only two that are making a difference.</text:p>
      <text:p text:style-name="P27">Going to a first quarter – <text:span text:style-name="T38">2018 Jan 24 22:21:31.178. Aberration making a difference.</text:span></text:p>
      <text:p text:style-name="P29"><text:span text:style-name="T39">So mean equinox of date, corrected for aberration and light-time</text:span>.</text:p>
      <text:h text:style-name="P47" text:outline-level="1">I drew diagrams!</text:h>
      <text:p text:style-name="P30">The diagrams show that 180<text:span text:style-name="T1">°</text:span><text:span text:style-name="T10">-∠SME – i.e. the angle at the moon between the direction towards the sun and that away from the earth – is equal to</text:span></text:p>
      <text:p text:style-name="P31"><text:soft-page-break/><text:span text:style-name="T10"><draw:frame draw:style-name="fr1" draw:name="Object8" text:anchor-type="as-char" svg:y="-0.741cm" svg:width="6.733cm" svg:height="1.242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5">r</text:span><text:span text:style-name="T19">m</text:span><text:span text:style-name="T26"> = |EM|, r</text:span><text:span text:style-name="T19">s</text:span><text:span text:style-name="T26"> = |SE|,</text:span><text:span text:style-name="T15"> </text:span><text:span text:style-name="T14">and L = </text:span><text:span text:style-name="T11">∠S</text:span><text:span text:style-name="T12">EM</text:span></text:p>
      <text:p text:style-name="P32"><text:span text:style-name="T12">T</text:span><text:span text:style-name="T11">his gives </text:span><text:span text:style-name="T13">i</text:span><text:span text:style-name="T11"> close to 0 for new moon, </text:span><text:span text:style-name="T5">π</text:span><text:span text:style-name="T11">/2 for first quarter, </text:span><text:span text:style-name="T5">π for full moon, and 3π/2 for last quarter. </text:span></text:p>
      <text:h text:style-name="P48" text:outline-level="1">Equation 2 problems</text:h>
      <text:p text:style-name="P33">Equation 2 gives results in the range <draw:frame draw:style-name="fr1" draw:name="Object9" text:anchor-type="as-char" svg:y="-0.377cm" svg:width="1.111cm" svg:height="0.467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8">.</text:span></text:p>
      <text:p text:style-name="P34"><text:span text:style-name="T8">A</text:span><text:span text:style-name="T7">ccording to </text:span><text:a xlink:type="simple" xlink:href="https://stackoverflow.com/questions/14066933/direct-way-of-computing-clockwise-angle-between-2-vectors" text:style-name="Internet_20_link" text:visited-style-name="Visited_20_Internet_20_Link"><text:span text:style-name="T7">https://stackoverflow.com/questions/14066933/direct-way-of-computing-clockwise-angle-between-2-vectors</text:span></text:a><text:span text:style-name="T7"> I should be able to work around this problem. Indeed I should be able to skip the math involving ψ</text:span></text:p>
      <text:list xml:id="list2300282437" text:style-name="L4">
        <text:list-item>
          <text:p text:style-name="P62">Get the cross product of E-M (“E”) and S-M (“<text:span text:style-name="T41">S</text:span>”)</text:p>
        </text:list-item>
        <text:list-item>
          <text:p text:style-name="P62">Normalise it to unity</text:p>
        </text:list-item>
        <text:list-item>
          <text:p text:style-name="P63"><text:span text:style-name="T7">If Z&lt;0 then negate it. This should give me the vector </text:span><text:span text:style-name="T4">n</text:span><text:span text:style-name="T7">.</text:span></text:p>
        </text:list-item>
        <text:list-item>
          <text:p text:style-name="P62">Then apply the equation in that web page. This should give a result which is z<text:span text:style-name="T40">ero for full moon.</text:span></text:p>
        </text:list-item>
      </text:list>
      <text:p text:style-name="P18">dot = x1*x2 + y1*y2 + z1*z2</text:p>
      <text:p text:style-name="P18">det = x1*y2*zn + x2*yn*z1 + xn*y1*z2 - z1*y2*xn - z2*yn*x1 - zn*y1*x2</text:p>
      <text:p text:style-name="P18">angle = atan2(det, dot)</text:p>
      <text:p text:style-name="P19">1970/Jan/09</text:p>
      <text:p text:style-name="P19">Ecliptic longitudes gives the angle is about 16.2<text:span text:style-name="T42">° </text:span>at the earth, or 196.2<text:span text:style-name="T42">° </text:span>at the moon.</text:p>
      <text:p text:style-name="P20">Dot product – -<text:span text:style-name="T43">50.30143842567796 Gm (dot(sun-moon, -moon))</text:span></text:p>
      <text:p text:style-name="P21">Cross product – n = cross(sun,moon) – n = n / norm(n) – all good – Z is positive</text:p>
      <text:p text:style-name="P21">Then use det([n;sun-moon;-moon]) as X</text:p>
      <text:p text:style-name="P21"><text:span text:style-name="T44">x</text:span> = dot(sun-moon,-moon)</text:p>
      <text:p text:style-name="P21">n = cross(sun,moon)</text:p>
      <text:p text:style-name="P21">n = n / norm(n)</text:p>
      <text:p text:style-name="P21">and n = -n if n(3) is negative</text:p>
      <text:p text:style-name="P21"><text:span text:style-name="T44">y</text:span> = det([n; sun-moon; -moon])</text:p>
      <text:p text:style-name="P21">atan2(y,x)</text:p>
      <text:p text:style-name="P21"/>
      <text:p text:style-name="P21">1970 Jan 9 <text:s/><text:span text:style-name="T44">196.6 deg</text:span></text:p>
      <text:p text:style-name="P22">1970 Jan 14 263.34 [First quarter later this day!]</text:p>
      <text:p text:style-name="P22">1970 Jan 19 321.15 [Jan 22 – full moon]</text:p>
      <text:p text:style-name="P22">1970 Jan 24 15.9</text:p>
      <text:p text:style-name="P22"><text:soft-page-break/>1970 Jan 29 70.89 [Last quarter Jan 30]</text:p>
      <text:p text:style-name="P23">Now – double check</text:p>
      <text:p text:style-name="P23">1970 Jan 30</text:p>
      <text:p text:style-name="P23">sun = [94.0938406 <text:s text:c="2"/>-104.0575383 <text:s text:c="3"/>-45.1231282] Gm</text:p>
      <text:p text:style-name="P23">moon = [-0.326650719 <text:s text:c="2"/>-0.179135404 <text:s text:c="2"/>-0.107252604] Gm</text:p>
      <text:p text:style-name="P23">My equation above gives 82.55413990843061 <text:span text:style-name="T45">degrees</text:span></text:p>
      <text:p text:style-name="P24">Equation (4) gives 82.55413990843077 degrees for the <text:span text:style-name="T27">included</text:span> angle (I think). But since we’re just after full moon, that’s correct.</text:p>
      <text:h text:style-name="P49" text:outline-level="1">Latest method</text:h>
      <text:list xml:id="list917860084" text:style-name="L5">
        <text:list-item>
          <text:p text:style-name="P64">Solex should be orthogonal, precession, aberration and light time, with decimal units. It should say mean equinox of date corrected for aberration and light time.</text:p>
        </text:list-item>
        <text:list-item>
          <text:p text:style-name="P64">Get the data</text:p>
        </text:list-item>
      </text:list>
      <text:p text:style-name="Horizontal_20_Line"/>
      <text:h text:style-name="P50" text:outline-level="1">I’m always going to get discontinuities!</text:h>
      <text:p text:style-name="P35">The phase angle I’m aiming for never actually gets to zero or <text:span text:style-name="T1">π</text:span><text:span text:style-name="T10">, because of the inclination of the moon’s orbit!</text:span></text:p>
      <text:p text:style-name="P37"/>
      <text:p text:style-name="Horizontal_20_Line"/>
      <text:p text:style-name="P22"/>
      <text:h text:style-name="P51" text:outline-level="1">RESULT!</text:h>
      <text:p text:style-name="P36">My refined result is based on Julian Centuries from 1970 Jan 1 00:00:00 TT (need to do something with delta-T!)</text:p>
      <text:p text:style-name="Preformatted_20_Text">fitfunc = @(p) sumsq((1-cos( ...</text:p>
      <text:p text:style-name="Preformatted_20_Text"><text:s text:c="4"/>mod(polyval([p(4),p(3)],t),2*pi) ...</text:p>
      <text:p text:style-name="Preformatted_20_Text"><text:s text:c="2"/>+ p(9)*sin(polyval([p(2),p(1)],t)) ... # mp</text:p>
      <text:p text:style-name="Preformatted_20_Text"><text:s text:c="2"/>+ p(10)*sin(polyval([p(8),p(7)],t)) ... # M</text:p>
      <text:p text:style-name="Preformatted_20_Text"><text:s text:c="2"/>+ p(11)*sin(2*polyval([p(4),p(3)],t)-polyval([p(2),p(1)],t)) ... # 2D-mp</text:p>
      <text:p text:style-name="Preformatted_20_Text"><text:s text:c="2"/>+ p(12)*sin(2*polyval([p(4),p(3)],t)) ... # 2D</text:p>
      <text:p text:style-name="Preformatted_20_Text"><text:s text:c="2"/>+ p(13)*sin(2*polyval([p(2),p(1)],t)) ... # 2mp</text:p>
      <text:p text:style-name="Preformatted_20_Text"><text:s text:c="2"/>+ p(14)*sin(polyval([p(4),p(3)],t)) ... # D</text:p>
      <text:p text:style-name="Preformatted_20_Text"><text:s text:c="2"/>+ p(15)*sin(2*(polyval([p(6),p(5)],t)-polyval([p(4),p(3)],t))) ... # 2(F-D)</text:p>
      <text:p text:style-name="Preformatted_20_Text"><text:s text:c="2"/>))/2 – phase);</text:p>
      <text:p text:style-name="Preformatted_20_Text"/>
      <text:p text:style-name="Preformatted_20_Text"><text:s text:c="3"/>4.456093216031324e+00</text:p>
      <text:p text:style-name="Preformatted_20_Text"><text:s text:c="3"/>8.328691487500146e+03</text:p>
      <text:p text:style-name="Preformatted_20_Text"><text:s text:c="3"/>4.847314547926535e+00</text:p>
      <text:p text:style-name="Preformatted_20_Text"><text:s text:c="3"/>7.771377007609066e+03</text:p>
      <text:p text:style-name="Preformatted_20_Text"><text:s text:c="3"/>3.714765272219988e+00</text:p>
      <text:p text:style-name="Preformatted_20_Text"><text:s text:c="3"/>8.433466917981947e+03</text:p>
      <text:p text:style-name="Preformatted_20_Text"><text:s text:c="3"/>6.242777255700695e+00</text:p>
      <text:p text:style-name="Preformatted_20_Text"><text:soft-page-break/><text:s text:c="3"/>6.283044247208142e+02</text:p>
      <text:p text:style-name="Preformatted_20_Text"><text:s text:c="3"/>1.089538348717785e-01</text:p>
      <text:p text:style-name="Preformatted_20_Text"><text:s text:c="2"/>-3.613174398523100e-02</text:p>
      <text:p text:style-name="Preformatted_20_Text"><text:s text:c="3"/>2.229733216862487e-02</text:p>
      <text:p text:style-name="Preformatted_20_Text"><text:s text:c="3"/>1.352262950267801e-02</text:p>
      <text:p text:style-name="Preformatted_20_Text"><text:s text:c="3"/>4.218178957567893e-03</text:p>
      <text:p text:style-name="Preformatted_20_Text"><text:s text:c="3"/>1.958441181332812e-03</text:p>
      <text:p text:style-name="Preformatted_20_Text"><text:s text:c="3"/>1.706319254535718e-03</text:p>
      <text:p text:style-name="P21"/>
      <text:p text:style-name="P25">Re-running using an algorithm to minimise the worse error rather than minimise the sum of squares:</text:p>
      <text:p text:style-name="P25"/>
      <text:p text:style-name="Preformatted_20_Text"><text:s text:c="3"/>4.453911178536007e+00</text:p>
      <text:p text:style-name="Preformatted_20_Text"><text:s text:c="3"/>8.328696805747288e+03</text:p>
      <text:p text:style-name="Preformatted_20_Text"><text:s text:c="3"/>4.847255384053021e+00</text:p>
      <text:p text:style-name="Preformatted_20_Text"><text:s text:c="3"/>7.771376868519124e+03</text:p>
      <text:p text:style-name="Preformatted_20_Text"><text:s text:c="3"/>3.707273545101745e+00</text:p>
      <text:p text:style-name="Preformatted_20_Text"><text:s text:c="3"/>8.433472709088610e+03</text:p>
      <text:p text:style-name="Preformatted_20_Text"><text:s text:c="3"/>6.250369922930834e+00</text:p>
      <text:p text:style-name="Preformatted_20_Text"><text:s text:c="3"/>6.283037028260412e+02</text:p>
      <text:p text:style-name="Preformatted_20_Text"><text:s text:c="3"/>1.079986374272931e-01</text:p>
      <text:p text:style-name="Preformatted_20_Text"><text:s text:c="2"/>-3.578918462456362e-02</text:p>
      <text:p text:style-name="Preformatted_20_Text"><text:s text:c="3"/>2.293688379109512e-02</text:p>
      <text:p text:style-name="Preformatted_20_Text"><text:s text:c="3"/>1.494533349261901e-02</text:p>
      <text:p text:style-name="Preformatted_20_Text"><text:s text:c="3"/>4.278539857125124e-03</text:p>
      <text:p text:style-name="Preformatted_20_Text"><text:s text:c="3"/>1.671677541186000e-03</text:p>
      <text:p text:style-name="Preformatted_20_Text"><text:s text:c="3"/>1.660723542281752e-03</text:p>
      <text:p text:style-name="Text_20_body"/>
      <text:p text:style-name="P38">Using more terms – though I think it gives a worse result -</text:p>
      <text:p text:style-name="Preformatted_20_Text">fitfunc = @(p) max(abs((1-cos( ...</text:p>
      <text:p text:style-name="Preformatted_20_Text"><text:s text:c="4"/>mod(polyval([p(4),p(3)],t),2*pi) ...</text:p>
      <text:p text:style-name="Preformatted_20_Text"><text:s text:c="2"/>+ p(9)*sin(polyval([p(2),p(1)],t)) ... # mp</text:p>
      <text:p text:style-name="Preformatted_20_Text"><text:s text:c="2"/>+ p(10)*sin(polyval([p(8),p(7)],t)) ... # M</text:p>
      <text:p text:style-name="Preformatted_20_Text"><text:s text:c="2"/>+ p(11)*sin(2*polyval([p(4),p(3)],t)-polyval([p(2),p(1)],t)) ... # 2D-mp</text:p>
      <text:p text:style-name="Preformatted_20_Text"><text:s text:c="2"/>+ p(12)*sin(2*polyval([p(4),p(3)],t)) ... # 2D</text:p>
      <text:p text:style-name="Preformatted_20_Text"><text:s text:c="2"/>+ p(13)*sin(2*polyval([p(2),p(1)],t)) ... # 2mp</text:p>
      <text:p text:style-name="Preformatted_20_Text"><text:s text:c="2"/>+ p(14)*sin(polyval([p(4),p(3)],t)) ... # D</text:p>
      <text:p text:style-name="Preformatted_20_Text"><text:s text:c="2"/>+ p(15)*sin(2*(polyval([p(6),p(5)],t)-polyval([p(4),p(3)],t))) ... # 2(F-D)</text:p>
      <text:p text:style-name="Preformatted_20_Text"><text:s text:c="2"/>+ p(16)*sin(2*(polyval([p(4),p(3)],t)-polyval([p(2),p(1)],t))) ... # 2(D-mp)</text:p>
      <text:p text:style-name="Preformatted_20_Text"><text:s text:c="2"/>+ p(17)*sin(2*polyval([p(6),p(5)],t)) ... # 2F</text:p>
      <text:p text:style-name="Preformatted_20_Text"><text:s text:c="2"/>+ p(18)*sin(2*polyval([p(4),p(3)],t)-polyval([p(8),p(7)],t)-polyval([p(2),p(1)],t)) ... # 2D - M - mp</text:p>
      <text:p text:style-name="Preformatted_20_Text"><text:s text:c="2"/>+ p(19)*sin(2*polyval([p(4),p(3)],t)+polyval([p(2),p(1)],t)) ... # 2D + mp</text:p>
      <text:p text:style-name="Preformatted_20_Text"><text:s text:c="2"/>+ p(20)*sin(2*polyval([p(4),p(3)],t)-polyval([p(8),p(7)],t)) ... # 2D - M</text:p>
      <text:p text:style-name="Preformatted_20_Text"><text:s text:c="2"/>+ p(21)*sin(polyval([p(8),p(7)],t)-polyval([p(2),p(1)],t)) ... # M - mp</text:p>
      <text:p text:style-name="Preformatted_20_Text"><text:s text:c="2"/>+ p(22)*sin(polyval([p(8),p(7)],t)+polyval([p(2),p(1)],t)) ... # M + mp</text:p>
      <text:p text:style-name="Preformatted_20_Text"><text:s text:c="2"/>+ p(23)*sin(polyval([p(2),p(1)],t)+2*polyval([p(6),p(5)],t)) ... # mp + 2F</text:p>
      <text:p text:style-name="Preformatted_20_Text"><text:s text:c="2"/>+ p(24)*sin(polyval([p(2),p(1)],t)-2*polyval([p(6),p(5)],t)) ... # mp - 2F</text:p>
      <text:p text:style-name="Preformatted_20_Text"><text:s text:c="2"/>+ p(25)*sin(4*polyval([p(4),p(3)],t)-polyval([p(2),p(1)],t)) ... # 4D - mp</text:p>
      <text:p text:style-name="Preformatted_20_Text"><text:s text:c="2"/>+ p(26)*sin(3*polyval([p(2),p(1)],t)) ... # 3mp</text:p>
      <text:p text:style-name="Preformatted_20_Text"><text:s text:c="2"/>+ p(27)*sin(4*polyval([p(4),p(3)],t)-2*polyval([p(2),p(1)],t)) ... # 4D-2mp</text:p>
      <text:p text:style-name="Preformatted_20_Text"><text:s text:c="2"/>+ p(28)*sin(polyval([p(6),p(5)],t)) ... # F</text:p>
      <text:p text:style-name="Preformatted_20_Text"><text:s text:c="2"/>+ p(29)*sin(polyval([p(2),p(1)],t)+polyval([p(6),p(5)],t)) ... # mp+F</text:p>
      <text:p text:style-name="Preformatted_20_Text"><text:s text:c="2"/>+ p(30)*sin(polyval([p(2),p(1)],t)-polyval([p(6),p(5)],t)) ... # mp-F</text:p>
      <text:p text:style-name="Preformatted_20_Text"><text:s text:c="2"/>))/2 – phase));</text:p>
      <text:p text:style-name="Preformatted_20_Text"/>
      <text:p text:style-name="Preformatted_20_Text">ans =</text:p>
      <text:p text:style-name="Preformatted_20_Text"/>
      <text:p text:style-name="Preformatted_20_Text"><text:s text:c="3"/>4.454909227104514e+00</text:p>
      <text:p text:style-name="Preformatted_20_Text"><text:s text:c="3"/>8.328691342194135e+03</text:p>
      <text:p text:style-name="Preformatted_20_Text"><text:soft-page-break/><text:s text:c="3"/>4.847210608406123e+00</text:p>
      <text:p text:style-name="Preformatted_20_Text"><text:s text:c="3"/>7.771377151392062e+03</text:p>
      <text:p text:style-name="Preformatted_20_Text"><text:s text:c="3"/>3.720693938135422e+00</text:p>
      <text:p text:style-name="Preformatted_20_Text"><text:s text:c="3"/>8.433469497683416e+03</text:p>
      <text:p text:style-name="Preformatted_20_Text"><text:s text:c="3"/>6.243238596025311e+00</text:p>
      <text:p text:style-name="Preformatted_20_Text"><text:s text:c="3"/>6.283044007804928e+02</text:p>
      <text:p text:style-name="Preformatted_20_Text"><text:s text:c="3"/>1.127707216535851e-01</text:p>
      <text:p text:style-name="Preformatted_20_Text"><text:s text:c="2"/>-3.670770580415145e-02</text:p>
      <text:p text:style-name="Preformatted_20_Text"><text:s text:c="3"/>2.004647014758427e-02</text:p>
      <text:p text:style-name="Preformatted_20_Text"><text:s text:c="3"/>1.229350864565095e-02</text:p>
      <text:p text:style-name="Preformatted_20_Text"><text:s text:c="3"/>2.384964813332947e-03</text:p>
      <text:p text:style-name="Preformatted_20_Text"><text:s text:c="3"/>1.954327832003092e-03</text:p>
      <text:p text:style-name="Preformatted_20_Text"><text:s text:c="3"/>8.355569802102572e-04</text:p>
      <text:p text:style-name="Preformatted_20_Text"><text:s text:c="3"/>1.220176725214704e-03</text:p>
      <text:p text:style-name="Preformatted_20_Text"><text:s text:c="2"/>-1.467364929650441e-03</text:p>
      <text:p text:style-name="Preformatted_20_Text"><text:s text:c="3"/>1.585876515907245e-03</text:p>
      <text:p text:style-name="Preformatted_20_Text"><text:s text:c="3"/>3.027715929649876e-03</text:p>
      <text:p text:style-name="Preformatted_20_Text"><text:s text:c="2"/>-2.369824697888180e-04</text:p>
      <text:p text:style-name="Preformatted_20_Text"><text:s text:c="3"/>6.354797700126064e-04</text:p>
      <text:p text:style-name="Preformatted_20_Text"><text:s text:c="2"/>-1.481737232682986e-04</text:p>
      <text:p text:style-name="Preformatted_20_Text"><text:s text:c="2"/>-5.471466036401586e-04</text:p>
      <text:p text:style-name="Preformatted_20_Text"><text:s text:c="3"/>1.097571819788389e-03</text:p>
      <text:p text:style-name="Preformatted_20_Text"><text:s text:c="2"/>-1.824681405514328e-04</text:p>
      <text:p text:style-name="Preformatted_20_Text"><text:s text:c="3"/>4.353696169506865e-04</text:p>
      <text:p text:style-name="Preformatted_20_Text"><text:s text:c="3"/>4.507782643506787e-04</text:p>
      <text:p text:style-name="Preformatted_20_Text"><text:s text:c="3"/>9.507137710491277e-04</text:p>
      <text:p text:style-name="Preformatted_20_Text"><text:s text:c="3"/>1.237112734002857e-03</text:p>
      <text:p text:style-name="Preformatted_20_Text"><text:s text:c="2"/>-5.365380221672763e-04</text:p>
      <text:p text:style-name="Preformatted_20_Text"/>
      <text:p text:style-name="Preformatted_20_Text">fval = 3.008602202050015e-03</text:p>
      <text:p text:style-name="Preformatted_20_Text"/>
      <text:p text:style-name="P39">Re-refining gives better results -</text:p>
      <text:p text:style-name="Preformatted_20_Text"><text:s text:c="3"/>4.453875095397747e+00</text:p>
      <text:p text:style-name="Preformatted_20_Text"><text:s text:c="3"/>8.328690697091697e+03</text:p>
      <text:p text:style-name="Preformatted_20_Text"><text:s text:c="3"/>4.847543813334716e+00</text:p>
      <text:p text:style-name="Preformatted_20_Text"><text:s text:c="3"/>7.771376863851334e+03</text:p>
      <text:p text:style-name="Preformatted_20_Text"><text:s text:c="3"/>3.719154803287132e+00</text:p>
      <text:p text:style-name="Preformatted_20_Text"><text:s text:c="3"/>8.433471885543218e+03</text:p>
      <text:p text:style-name="Preformatted_20_Text"><text:s text:c="3"/>6.241287012557258e+00</text:p>
      <text:p text:style-name="Preformatted_20_Text"><text:s text:c="3"/>6.283047230160962e+02</text:p>
      <text:p text:style-name="Preformatted_20_Text"><text:s text:c="3"/>1.109115767838536e-01</text:p>
      <text:p text:style-name="Preformatted_20_Text"><text:s text:c="2"/>-3.577724284003465e-02</text:p>
      <text:p text:style-name="Preformatted_20_Text"><text:s text:c="3"/>2.193501847922443e-02</text:p>
      <text:p text:style-name="Preformatted_20_Text"><text:s text:c="3"/>1.324995206451773e-02</text:p>
      <text:p text:style-name="Preformatted_20_Text"><text:s text:c="3"/>3.398890899772491e-03</text:p>
      <text:p text:style-name="Preformatted_20_Text"><text:s text:c="3"/>1.876085377067228e-03</text:p>
      <text:p text:style-name="Preformatted_20_Text"><text:s text:c="3"/>1.575286641667540e-03</text:p>
      <text:p text:style-name="Preformatted_20_Text"><text:s text:c="3"/>9.270762886756840e-04</text:p>
      <text:p text:style-name="Preformatted_20_Text"><text:s text:c="2"/>-1.112905267502430e-03</text:p>
      <text:p text:style-name="Preformatted_20_Text"><text:s text:c="3"/>6.363544492730786e-04</text:p>
      <text:p text:style-name="Preformatted_20_Text"><text:s text:c="3"/>1.798918050666573e-03</text:p>
      <text:p text:style-name="Preformatted_20_Text"><text:s text:c="3"/>2.586483226711656e-04</text:p>
      <text:p text:style-name="Preformatted_20_Text"><text:s text:c="2"/>-1.404299904842591e-04</text:p>
      <text:p text:style-name="Preformatted_20_Text"><text:s text:c="2"/>-6.138914159937339e-04</text:p>
      <text:p text:style-name="Preformatted_20_Text"><text:s text:c="2"/>-2.018232636205926e-04</text:p>
      <text:p text:style-name="Preformatted_20_Text"><text:s text:c="3"/>7.592592634184515e-04</text:p>
      <text:p text:style-name="Preformatted_20_Text"><text:s text:c="3"/>1.938520884185524e-04</text:p>
      <text:p text:style-name="Preformatted_20_Text"><text:s text:c="3"/>3.376055227649629e-04</text:p>
      <text:p text:style-name="Preformatted_20_Text"><text:s text:c="3"/>1.497924398218813e-04</text:p>
      <text:p text:style-name="Preformatted_20_Text"><text:s text:c="2"/>-2.533962450616736e-04</text:p>
      <text:p text:style-name="Preformatted_20_Text"><text:s text:c="3"/>7.297714142816541e-04</text:p>
      <text:p text:style-name="Preformatted_20_Text"><text:s text:c="3"/>5.049606456540296e-04</text:p>
      <text:p text:style-name="Preformatted_20_Text"/>
      <text:p text:style-name="Preformatted_20_Text"><text:soft-page-break/>fval = 2.098536959072583e-03</text:p>
      <text:p text:style-name="Preformatted_20_Text"/>
      <text:h text:style-name="P52" text:outline-level="1">Octave leasqr fit</text:h>
      <text:p text:style-name="Text_20_body">Now using octave leasqr and a slightly bigger function -</text:p>
      <text:p text:style-name="P54"/>
      <text:p text:style-name="P54">newargs =<text:line-break/><text:line-break/> <text:s text:c="2"/>4.455933782841101e+00<text:line-break/> <text:s text:c="2"/>8.328691514061244e+03<text:line-break/> <text:s text:c="2"/>4.847300487373351e+00<text:line-break/> <text:s text:c="2"/>7.771377008869877e+03<text:line-break/> <text:s text:c="2"/>3.711741521908981e+00<text:line-break/> <text:s text:c="2"/>8.433464952779264e+03<text:line-break/> <text:s text:c="2"/>6.245093326179965e+00<text:line-break/> <text:s text:c="2"/>6.283018803234129e+02<text:line-break/> <text:s text:c="2"/>1.098294220753561e-01<text:line-break/> <text:s/>-3.647737653399981e-02<text:line-break/> <text:s text:c="2"/>2.181414668659156e-02<text:line-break/> <text:s text:c="2"/>1.343381074086729e-02<text:line-break/> <text:s text:c="2"/>3.665903202447931e-03<text:line-break/> <text:s text:c="2"/>1.958316814323392e-03<text:line-break/> <text:s text:c="2"/>1.106039239668685e-03<text:line-break/> <text:s text:c="2"/>1.066672928797334e-03<text:line-break/> <text:s/>-1.240209781236740e-03<text:line-break/> <text:s text:c="2"/>9.823080994077339e-04<text:line-break/> <text:s text:c="2"/>1.168396449166620e-03<text:line-break/> <text:s text:c="2"/>8.193661471573286e-04<text:line-break/> <text:s/>-6.220874755451685e-04<text:line-break/> <text:s/>-5.298160075286024e-04<text:line-break/> <text:s/>-1.004011787379871e-04<text:line-break/> <text:s text:c="2"/>2.736281167794966e-04<text:line-break/> <text:s/>-6.578343140043888e-05<text:line-break/> <text:s text:c="2"/>2.068112392982703e-04<text:line-break/> <text:s text:c="2"/>1.890063960887877e-04<text:line-break/> <text:s text:c="2"/>2.455817944373398e-06<text:line-break/> <text:s/>-4.495544435005243e-06<text:line-break/> <text:s text:c="2"/>8.222199361884081e-07<text:line-break/> <text:s text:c="2"/>3.190588939109379e-05<text:line-break/><text:line-break/>ans = 1.941825206418002e-03<text:line-break/><text:line-break/>Formula is now<text:line-break/><text:line-break/>func = @(t,p) (1-cos( ...<text:line-break/> <text:s text:c="3"/>mod(polyval([p(4),p(3)],t),2*pi) ...<text:line-break/> <text:s/>+ p(9)*sin(polyval([p(2),p(1)],t)) ... # mp<text:line-break/> <text:s/>+ p(10)*sin(polyval([p(8),p(7)],t)) ... # M<text:line-break/> <text:s/>+ p(11)*sin(2*polyval([p(4),p(3)],t)-polyval([p(2),p(1)],t)) ... # 2D-mp<text:line-break/> <text:s/>+ p(12)*sin(2*polyval([p(4),p(3)],t)) ... # 2D<text:line-break/> <text:s/>+ p(13)*sin(2*polyval([p(2),p(1)],t)) ... # 2mp<text:line-break/> <text:s/>+ p(14)*sin(polyval([p(4),p(3)],t)) ... # D<text:line-break/> <text:s/>+ p(15)*sin(2*(polyval([p(6),p(5)],t)-polyval([p(4),p(3)],t))) ... # 2(F-D)<text:line-break/> <text:s/>+ p(16)*sin(2*(polyval([p(4),p(3)],t)-polyval([p(2),p(1)],t))) ... # 2(D-mp)<text:line-break/> <text:s/>+ p(17)*sin(2*polyval([p(6),p(5)],t)) ... # 2F<text:line-break/> <text:s/>+ p(18)*sin(2*polyval([p(4),p(3)],t)-polyval([p(8),p(7)],t)-polyval([p(2),p(1)],t)) ... # 2D - M - mp<text:line-break/> <text:s/>+ p(19)*sin(2*polyval([p(4),p(3)],t)+polyval([p(2),p(1)],t)) ... # 2D + mp<text:line-break/> <text:s/>+ p(20)*sin(2*polyval([p(4),p(3)],t)-polyval([p(8),p(7)],t)) ... # 2D - M<text:line-break/> <text:s/>+ p(21)*sin(polyval([p(8),p(7)],t)-polyval([p(2),p(1)],t)) ... # M - mp<text:line-break/> <text:s/>+ p(22)*sin(polyval([p(8),p(7)],t)+polyval([p(2),p(1)],t)) ... # M + mp<text:line-break/><text:soft-page-break/> <text:s/>+ p(23)*sin(polyval([p(2),p(1)],t)+2*polyval([p(6),p(5)],t)) ... # mp + 2F<text:line-break/> <text:s/>+ p(24)*sin(polyval([p(2),p(1)],t)-2*polyval([p(6),p(5)],t)) ... # mp - 2F<text:line-break/> <text:s/>+ p(25)*sin(4*polyval([p(4),p(3)],t)-polyval([p(2),p(1)],t)) ... # 4D - mp<text:line-break/> <text:s/>+ p(26)*sin(3*polyval([p(2),p(1)],t)) ... # 3mp<text:line-break/> <text:s/>+ p(27)*sin(4*polyval([p(4),p(3)],t)-2*polyval([p(2),p(1)],t)) ... # 4D-2mp<text:line-break/> <text:s/>+ p(28)*sin(polyval([p(6),p(5)],t)) ... # F<text:line-break/> <text:s/>+ p(29)*sin(polyval([p(2),p(1)],t)+polyval([p(6),p(5)],t)) ... # mp+F<text:line-break/> <text:s/>+ p(30)*sin(polyval([p(2),p(1)],t)-polyval([p(6),p(5)],t)) ... # mp-F<text:line-break/> <text:s/>+ p(31)*sin(2*polyval([p(4),p(3)],t)-polyval([p(8),p(7)],t)+polyval([p(2),p(1)],t)) ... # 2D - M + mp<text:line-break/> <text:s/>))/2;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I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1T12:49:25.160000000</meta:creation-date>
    <dc:date>2022-06-15T06:26:08.971000000</dc:date>
    <meta:editing-duration>PT14H17M24S</meta:editing-duration>
    <meta:editing-cycles>31</meta:editing-cycles>
    <meta:generator>LibreOffice/7.3.3.2$Windows_X86_64 LibreOffice_project/d1d0ea68f081ee2800a922cac8f79445e4603348</meta:generator>
    <meta:document-statistic meta:table-count="0" meta:image-count="0" meta:object-count="9" meta:page-count="9" meta:paragraph-count="252" meta:word-count="1455" meta:character-count="12719" meta:non-whitespace-character-count="10899"/>
  </office:meta>
</office:document-meta>
</file>

<file path=Object 1/content.xml><?xml version="1.0" encoding="utf-8"?>
<math xmlns="http://www.w3.org/1998/Math/MathML" display="block">
  <semantics>
    <mrow>
      <mi>cos</mi>
      <mrow>
        <mi>ψ</mi>
        <mo stretchy="false">=</mo>
        <mi>cos</mi>
      </mrow>
      <mi>β</mi>
      <mi>cos</mi>
      <mrow>
        <mo fence="true" form="prefix" stretchy="false">(</mo>
        <mrow>
          <mrow>
            <mi>λ</mi>
            <mo stretchy="false">−</mo>
            <msub>
              <mi>λ</mi>
              <mn>0</mn>
            </msub>
          </mrow>
        </mrow>
        <mo fence="true" form="postfix" stretchy="false">)</mo>
      </mrow>
    </mrow>
    <annotation encoding="StarMath 5.0">cos %psi = cos %beta cos ( %lambda - %lambda_0 )</annotation>
  </semantics>
</math>
</file>

<file path=Object 2/content.xml><?xml version="1.0" encoding="utf-8"?>
<math xmlns="http://www.w3.org/1998/Math/MathML" display="block">
  <semantics>
    <mrow>
      <mi>tan</mi>
      <mrow>
        <mi>i</mi>
        <mo stretchy="false">=</mo>
        <mfrac>
          <mrow>
            <mi>R</mi>
            <mi>sin</mi>
            <mi>ψ</mi>
          </mrow>
          <mrow>
            <mrow>
              <mi mathvariant="normal">Δ</mi>
              <mo stretchy="false">−</mo>
              <mi>R</mi>
            </mrow>
            <mi>cos</mi>
            <mi>ψ</mi>
          </mrow>
        </mfrac>
      </mrow>
    </mrow>
    <annotation encoding="StarMath 5.0">tan i = { R sin %psi } over { %DELTA - R cos %psi }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row>
            <mn>1</mn>
            <mo stretchy="false">+</mo>
            <mi>cos</mi>
          </mrow>
          <mi>i</mi>
        </mrow>
        <mn>2</mn>
      </mfrac>
    </mrow>
    <annotation encoding="StarMath 5.0">k = { 1 + cos i } over 2</annotation>
  </semantics>
</math>
</file>

<file path=Object 4/content.xml><?xml version="1.0" encoding="utf-8"?>
<math xmlns="http://www.w3.org/1998/Math/MathML" display="block">
  <semantics>
    <mrow>
      <mi>cos</mi>
      <mrow>
        <mi>ψ</mi>
        <mo stretchy="false">=</mo>
        <mi>sin</mi>
      </mrow>
      <msub>
        <mi>δ</mi>
        <mn>0</mn>
      </msub>
      <mi>sin</mi>
      <mrow>
        <mi>δ</mi>
        <mo stretchy="false">+</mo>
        <mi>cos</mi>
      </mrow>
      <msub>
        <mi>δ</mi>
        <mn>0</mn>
      </msub>
      <mi>cos</mi>
      <mi>δ</mi>
      <mi>cos</mi>
      <mrow>
        <mo fence="true" form="prefix" stretchy="false">(</mo>
        <mrow>
          <mrow>
            <msub>
              <mi>α</mi>
              <mn>0</mn>
            </msub>
            <mo stretchy="false">−</mo>
            <mi>α</mi>
          </mrow>
        </mrow>
        <mo fence="true" form="postfix" stretchy="false">)</mo>
      </mrow>
    </mrow>
    <annotation encoding="StarMath 5.0">cos %psi = sin %delta_0 sin %delta + cos %delta_0 cos %delta cos ( %alpha_0 - %alpha )</annotation>
  </semantics>
</math>
</file>

<file path=Object 5/content.xml><?xml version="1.0" encoding="utf-8"?>
<math xmlns="http://www.w3.org/1998/Math/MathML" display="block">
  <semantics>
    <mrow>
      <mi>cos</mi>
      <mrow>
        <mi>A</mi>
        <mo stretchy="false">=</mo>
        <mfrac>
          <mrow>
            <msup>
              <mi>b</mi>
              <mn>2</mn>
            </msup>
            <mo stretchy="false">+</mo>
            <msup>
              <mi>c</mi>
              <mn>2</mn>
            </msup>
            <mo stretchy="false">−</mo>
            <msup>
              <mi>a</mi>
              <mn>2</mn>
            </msup>
          </mrow>
          <mrow>
            <mn>2</mn>
            <mi mathvariant="italic">bc</mi>
          </mrow>
        </mfrac>
      </mrow>
    </mrow>
    <annotation encoding="StarMath 5.0">cos A = {b^2 + c^2 - a^2} over {2bc}</annotation>
  </semantics>
</math>
</file>

<file path=Object 6/content.xml><?xml version="1.0" encoding="utf-8"?>
<math xmlns="http://www.w3.org/1998/Math/MathML" display="block">
  <semantics>
    <mrow>
      <mrow>
        <mi>F</mi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i>x</mi>
        <mo stretchy="false">+</mo>
        <msub>
          <mi>a</mi>
          <mn>2</mn>
        </msub>
      </mrow>
      <mi>sin</mi>
      <mrow>
        <mo fence="true" form="prefix" stretchy="false">(</mo>
        <mrow>
          <mrow>
            <msub>
              <mi>a</mi>
              <mn>3</mn>
            </msub>
            <mrow>
              <mi>x</mi>
              <mo stretchy="false">+</mo>
              <msub>
                <mi>a</mi>
                <mn>4</mn>
              </msub>
            </mrow>
          </mrow>
        </mrow>
        <mo fence="true" form="postfix" stretchy="false">)</mo>
      </mrow>
    </mrow>
    <annotation encoding="StarMath 5.0">F = a_0 + a_1 x + a_2 sin ( a_3 x + a_4 )</annotation>
  </semantics>
</math>
</file>

<file path=Object 7/content.xml><?xml version="1.0" encoding="utf-8"?>
<math xmlns="http://www.w3.org/1998/Math/MathML" display="block">
  <semantics>
    <mrow>
      <mi>J</mi>
      <mo stretchy="false">=</mo>
      <mrow>
        <mo fence="true" form="prefix" stretchy="false">[</mo>
        <mrow>
          <mrow>
            <mn>1</mn>
            <mi>;</mi>
            <mi>x</mi>
            <mi>;</mi>
            <mi>sin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  <mi>;</mi>
            <msub>
              <mi>a</mi>
              <mn>2</mn>
            </msub>
            <mi>x</mi>
            <mi>cos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  <mi>;</mi>
            <msub>
              <mi>a</mi>
              <mn>2</mn>
            </msub>
            <mi>cos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</mrow>
        </mrow>
        <mo fence="true" form="postfix" stretchy="false">]</mo>
      </mrow>
    </mrow>
    <annotation encoding="StarMath 5.0">J = [ 1 ; x ; sin(a_3 x + a_4) ; a_2 x cos (a_3 x + a_4) ; a_2 cos (a_3 x + a_4)]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row>
          <mi>L</mi>
          <mo stretchy="false">+</mo>
          <mi>θ</mi>
        </mrow>
      </mrow>
      <mi>,</mi>
      <mi mathvariant="italic">where</mi>
      <mrow>
        <mi>θ</mi>
        <mo stretchy="false">=</mo>
        <msup>
          <mi>tan</mi>
          <mrow>
            <mo stretchy="false">−</mo>
            <mn>1</mn>
          </mrow>
        </msup>
      </mrow>
      <mrow>
        <mo fence="true" form="prefix" stretchy="true">(</mo>
        <mrow>
          <mfrac>
            <mrow>
              <msub>
                <mi>r</mi>
                <mi>m</mi>
              </msub>
              <mi>sin</mi>
              <mi>L</mi>
            </mrow>
            <mrow>
              <mrow>
                <msub>
                  <mi>r</mi>
                  <mi>s</mi>
                </msub>
                <mo stretchy="false">−</mo>
                <msub>
                  <mi>r</mi>
                  <mi>m</mi>
                </msub>
              </mrow>
              <mi>cos</mi>
              <mi>L</mi>
            </mrow>
          </mfrac>
        </mrow>
        <mo fence="true" form="postfix" stretchy="true">)</mo>
      </mrow>
    </mrow>
    <annotation encoding="StarMath 5.0">i = L + %theta, where  %theta = tan^-1 left (  { {r_m sin L } over { r_s - r_m cos L }} right )</annotation>
  </semantics>
</math>
</file>

<file path=Object 9/content.xml><?xml version="1.0" encoding="utf-8"?>
<math xmlns="http://www.w3.org/1998/Math/MathML" display="block">
  <semantics>
    <mrow>
      <mn>0</mn>
      <mo stretchy="false">→</mo>
      <mi>π</mi>
    </mrow>
    <annotation encoding="StarMath 5.0">0 toward %pi </annotation>
  </semantics>
</math>
</file>